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system" style:font-pitch="variable"/>
    <style:font-face style:name="MS PGothic" svg:font-family="'MS PGothi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elle1" style:family="table">
      <style:table-properties style:width="5.4424in" table:align="left"/>
    </style:style>
    <style:style style:name="Tabelle1.A" style:family="table-column">
      <style:table-column-properties style:column-width="1.9181in"/>
    </style:style>
    <style:style style:name="Tabelle1.B" style:family="table-column">
      <style:table-column-properties style:column-width="3.5243in"/>
    </style:style>
    <style:style style:name="Tabelle1.A1" style:family="table-cell">
      <style:table-cell-properties style:vertical-align="middle" fo:padding="0.0194in" fo:border="none"/>
    </style:style>
    <style:style style:name="Tabelle2" style:family="table">
      <style:table-properties style:width="4.2576in" table:align="left"/>
    </style:style>
    <style:style style:name="Tabelle2.A" style:family="table-column">
      <style:table-column-properties style:column-width="1.4965in"/>
    </style:style>
    <style:style style:name="Tabelle2.B" style:family="table-column">
      <style:table-column-properties style:column-width="0.3778in"/>
    </style:style>
    <style:style style:name="Tabelle2.C" style:family="table-column">
      <style:table-column-properties style:column-width="2.3833in"/>
    </style:style>
    <style:style style:name="Tabelle2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Preformatted_20_Text" style:list-style-name="L4"/>
    <style:style style:name="P3" style:family="paragraph" style:parent-style-name="Preformatted_20_Text" style:list-style-name="L4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text:list-style style:name="L1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4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54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764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673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583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492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402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31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224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45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kt! Unten bekommst du jetzt dein <text:span text:style-name="Strong_20_Emphasis">riesiges, ultra ausführliches Lern-PDF zur </text:span><text:span text:style-name="Strong_20_Emphasis"><text:span text:style-name="Source_20_Text">@dataclass</text:span></text:span><text:span text:style-name="Strong_20_Emphasis"> in Python</text:span>, so aufbereitet, dass du es direkt <text:span text:style-name="Strong_20_Emphasis">copy-pasten</text:span> und z. B. in Word oder LibreOffice zu einer PDF speichern kannst.</text:p>
      <text:p text:style-name="Text_20_body">Das PDF ist speziell für <text:span text:style-name="Strong_20_Emphasis">Anfänger</text:span> geschrieben, richtet sich <text:span text:style-name="Strong_20_Emphasis">an dein Projekt</text:span> (Bild- &amp; Audiokonvertierung), und erklärt dir <text:span text:style-name="Strong_20_Emphasis">wirklich alles</text:span>, was du brauchst, um offline mit <text:span text:style-name="Source_20_Text">@dataclass</text:span> durchzustarten.</text:p>
      <text:p text:style-name="Horizontal_20_Line"/>
      <text:h text:style-name="Heading_20_1" text:outline-level="1">? Lern-PDF: Alles über <text:span text:style-name="Source_20_Text">@dataclass</text:span> in Python – Dein Guide für GUI-Projekte</text:h>
      <text:p text:style-name="Horizontal_20_Line"/>
      <text:h text:style-name="Heading_20_2" text:outline-level="2">? Was ist eine <text:span text:style-name="Source_20_Text">@dataclass</text:span>?</text:h>
      <text:p text:style-name="Text_20_body">Eine <text:span text:style-name="Source_20_Text">@dataclass</text:span> ist eine spezielle Art von Klasse in Python, die dir hilft, Daten übersichtlich zu speichern, ohne dass du viel Code schreiben musst.</text:p>
      <text:p text:style-name="Text_20_body"><text:span text:style-name="Strong_20_Emphasis">Du brauchst keine </text:span><text:span text:style-name="Strong_20_Emphasis"><text:span text:style-name="Source_20_Text">__init__</text:span></text:span><text:span text:style-name="Strong_20_Emphasis">, </text:span><text:span text:style-name="Strong_20_Emphasis"><text:span text:style-name="Source_20_Text">__repr__</text:span></text:span><text:span text:style-name="Strong_20_Emphasis">, </text:span><text:span text:style-name="Strong_20_Emphasis"><text:span text:style-name="Source_20_Text">__eq__</text:span></text:span><text:span text:style-name="Strong_20_Emphasis"> usw. schreiben – das macht Python automatisch für dich!</text:span></text:p>
      <text:p text:style-name="Horizontal_20_Line"/>
      <text:h text:style-name="Heading_20_2" text:outline-level="2">? Warum brauchst du <text:span text:style-name="Source_20_Text">@dataclass</text:span>?</text:h>
      <text:p text:style-name="Text_20_body">Du arbeitest an einem <text:span text:style-name="Strong_20_Emphasis">Bild- und Audiokonverter</text:span> mit vielen Benutzereinstellungen (Format, Qualität, Auflösung usw.).</text:p>
      <text:p text:style-name="Text_20_body">Statt alle Einstellungen <text:span text:style-name="Strong_20_Emphasis">als 1000 </text:span><text:span text:style-name="Strong_20_Emphasis"><text:span text:style-name="Source_20_Text">self.xyz</text:span></text:span><text:span text:style-name="Strong_20_Emphasis"> Variablen</text:span> zu speichern oder global herumzureichen, kannst du alles <text:span text:style-name="Strong_20_Emphasis">in einer Datenklasse bündeln.</text:span></text:p>
      <text:p text:style-name="Text_20_body">Das macht deinen Code:</text:p>
      <text:list text:style-name="L1">
        <text:list-item>
          <text:p text:style-name="P4">? <text:span text:style-name="Strong_20_Emphasis">kürzer</text:span></text:p>
        </text:list-item>
        <text:list-item>
          <text:p text:style-name="P4">? <text:span text:style-name="Strong_20_Emphasis">leichter verständlich</text:span></text:p>
        </text:list-item>
        <text:list-item>
          <text:p text:style-name="P4">? <text:span text:style-name="Strong_20_Emphasis">weniger fehleranfällig</text:span></text:p>
        </text:list-item>
        <text:list-item>
          <text:p text:style-name="P4">? <text:span text:style-name="Strong_20_Emphasis">viel ordentlicher</text:span></text:p>
        </text:list-item>
      </text:list>
      <text:p text:style-name="Horizontal_20_Line"/>
      <text:h text:style-name="Heading_20_2" text:outline-level="2">? Vorbereitung: Modul importieren</text:h>
      <text:p text:style-name="Text_20_body">Bevor du <text:span text:style-name="Source_20_Text">@dataclass</text:span> benutzen kannst, musst du sie importieren:</text:p>
      <text:p text:style-name="P1"><text:span text:style-name="Source_20_Text">from dataclasses import dataclass</text:span></text:p>
      <text:p text:style-name="Text_20_body">Wenn du Standardwerte brauchst:</text:p>
      <text:p text:style-name="P1"><text:span text:style-name="Source_20_Text">from dataclasses import dataclass, field</text:span></text:p>
      <text:p text:style-name="Horizontal_20_Line"/>
      <text:h text:style-name="Heading_20_2" text:outline-level="2">? Grundstruktur</text:h>
      <text:p text:style-name="Preformatted_20_Text"><text:span text:style-name="Source_20_Text">@dataclass</text:span></text:p>
      <text:p text:style-name="Preformatted_20_Text"><text:span text:style-name="Source_20_Text">class ImageSettings:</text:span></text:p>
      <text:p text:style-name="Preformatted_20_Text"><text:span text:style-name="Source_20_Text"><text:s text:c="4"/>format: str</text:span></text:p>
      <text:p text:style-name="Preformatted_20_Text"><text:span text:style-name="Source_20_Text"><text:s text:c="4"/>dpi: int</text:span></text:p>
      <text:p text:style-name="P1"><text:span text:style-name="Source_20_Text"><text:s text:c="4"/>quality: int</text:span></text:p>
      <text:h text:style-name="Heading_20_3" text:outline-level="3">Das erzeugt automatisch:</text:h>
      <text:list text:style-name="L2">
        <text:list-item>
          <text:p text:style-name="P5">einen Konstruktor <text:span text:style-name="Source_20_Text">__init__</text:span></text:p>
        </text:list-item>
        <text:list-item>
          <text:p text:style-name="P5">eine lesbare Darstellung <text:span text:style-name="Source_20_Text">__repr__</text:span></text:p>
        </text:list-item>
        <text:list-item>
          <text:p text:style-name="P5">Vergleichbarkeit <text:span text:style-name="Source_20_Text">==</text:span></text:p>
        </text:list-item>
      </text:list>
      <text:p text:style-name="Text_20_body">Beispiel:</text:p>
      <text:p text:style-name="Preformatted_20_Text"><text:span text:style-name="Source_20_Text">settings = ImageSettings(format="JPEG", dpi=300, quality=95)</text:span></text:p>
      <text:p text:style-name="P1"><text:span text:style-name="Source_20_Text">print(settings.format) <text:s/># JPEG</text:span></text:p>
      <text:p text:style-name="Horizontal_20_Line"/>
      <text:h text:style-name="Heading_20_2" text:outline-level="2">? Wie du es in deinem Projekt benutzt</text:h>
      <text:p text:style-name="Text_20_body">Beispiel: GUI gibt Format <text:span text:style-name="Source_20_Text">"JPEG"</text:span>, DPI <text:span text:style-name="Source_20_Text">"300"</text:span> und Qualität <text:span text:style-name="Source_20_Text">"Max(95)"</text:span> zurück.</text:p>
      <text:list text:style-name="L3">
        <text:list-item>
          <text:p text:style-name="P6">Du liest alle Werte per <text:span text:style-name="Source_20_Text">.get()</text:span> aus der GUI</text:p>
        </text:list-item>
        <text:list-item>
          <text:p text:style-name="P6">Du wandelst sie um (z. B. <text:span text:style-name="Source_20_Text">"Max(95)"</text:span> → <text:span text:style-name="Source_20_Text">95</text:span>)</text:p>
        </text:list-item>
        <text:list-item>
          <text:p text:style-name="P6">Du speicherst sie in der Datenklasse:</text:p>
        </text:list-item>
      </text:list>
      <text:p text:style-name="Preformatted_20_Text"><text:span text:style-name="Source_20_Text">settings = ImageSettings(</text:span></text:p>
      <text:p text:style-name="Preformatted_20_Text"><text:span text:style-name="Source_20_Text"><text:s text:c="4"/>format=selected_format,</text:span></text:p>
      <text:p text:style-name="Preformatted_20_Text"><text:span text:style-name="Source_20_Text"><text:s text:c="4"/>dpi=int(self.img_dpi.get()),</text:span></text:p>
      <text:p text:style-name="Preformatted_20_Text"><text:span text:style-name="Source_20_Text"><text:s text:c="4"/>quality=extract_value_from_label(self.quality_combobox.get())</text:span></text:p>
      <text:p text:style-name="P1"><text:span text:style-name="Source_20_Text">)</text:span></text:p>
      <text:p text:style-name="Text_20_body">Dann gibst du <text:span text:style-name="Source_20_Text">settings</text:span> an deine <text:span text:style-name="Source_20_Text">convert_image()</text:span> Funktion weiter. Fertig!</text:p>
      <text:p text:style-name="Horizontal_20_Line"/>
      <text:h text:style-name="Heading_20_2" text:outline-level="2">? Erweiterung: Standardwerte</text:h>
      <text:p text:style-name="Text_20_body">Du kannst jedem Feld einen <text:span text:style-name="Strong_20_Emphasis">Standardwert</text:span> geben:</text:p>
      <text:p text:style-name="Preformatted_20_Text"><text:span text:style-name="Source_20_Text">@dataclass</text:span></text:p>
      <text:p text:style-name="Preformatted_20_Text"><text:span text:style-name="Source_20_Text">class ImageSettings:</text:span></text:p>
      <text:p text:style-name="Preformatted_20_Text"><text:span text:style-name="Source_20_Text"><text:s text:c="4"/>format: str = "JPEG"</text:span></text:p>
      <text:p text:style-name="Preformatted_20_Text"><text:span text:style-name="Source_20_Text"><text:s text:c="4"/>dpi: int = 300</text:span></text:p>
      <text:p text:style-name="P1"><text:span text:style-name="Source_20_Text"><text:s text:c="4"/>quality: int = 80</text:span></text:p>
      <text:p text:style-name="Text_20_body">Du kannst auch später ändern:</text:p>
      <text:p text:style-name="Preformatted_20_Text"><text:span text:style-name="Source_20_Text">settings = ImageSettings()</text:span></text:p>
      <text:p text:style-name="P1"><text:span text:style-name="Source_20_Text">settings.dpi = 600</text:span></text:p>
      <text:p text:style-name="Horizontal_20_Line"/>
      <text:h text:style-name="Heading_20_2" text:outline-level="2">? Zusatzfunktion: <text:span text:style-name="Source_20_Text">field()</text:span> für Spezialfälle</text:h>
      <text:p text:style-name="Text_20_body">Beispiel: Standardwert per Funktion setzen:</text:p>
      <text:p text:style-name="Preformatted_20_Text"><text:span text:style-name="Source_20_Text">from dataclasses import field</text:span></text:p>
      <text:p text:style-name="Preformatted_20_Text"/>
      <text:p text:style-name="Preformatted_20_Text"><text:span text:style-name="Source_20_Text">@dataclass</text:span></text:p>
      <text:p text:style-name="Preformatted_20_Text"><text:span text:style-name="Source_20_Text">class AudioSettings:</text:span></text:p>
      <text:p text:style-name="P1"><text:span text:style-name="Source_20_Text"><text:s text:c="4"/>bitrate: int = field(default_factory=lambda: 192)</text:span></text:p>
      <text:p text:style-name="Horizontal_20_Line"/>
      <text:h text:style-name="Heading_20_2" text:outline-level="2">✅ Vorteile für dich (GUI + Konvertierung)</text:h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Table_20_Heading">Feature</text:p>
            </table:table-cell>
            <table:table-cell table:style-name="Tabelle1.A1" office:value-type="string">
              <text:p text:style-name="Table_20_Heading">Vorteil durch @dataclass</text:p>
            </table:table-cell>
          </table:table-row>
        </table:table-header-rows>
        <table:table-row>
          <table:table-cell table:style-name="Tabelle1.A1" office:value-type="string">
            <text:p text:style-name="Table_20_Contents">Viele Optionen in GUI</text:p>
          </table:table-cell>
          <table:table-cell table:style-name="Tabelle1.A1" office:value-type="string">
            <text:p text:style-name="Table_20_Contents">Bessere Struktur, keine unübersichtlichen Variablen</text:p>
          </table:table-cell>
        </table:table-row>
        <table:table-row>
          <table:table-cell table:style-name="Tabelle1.A1" office:value-type="string">
            <text:p text:style-name="Table_20_Contents">Übergabe an Funktionen</text:p>
          </table:table-cell>
          <table:table-cell table:style-name="Tabelle1.A1" office:value-type="string">
            <text:p text:style-name="Table_20_Contents">Nur 1 Objekt weitergeben – viel einfacher!</text:p>
          </table:table-cell>
        </table:table-row>
        <table:table-row>
          <table:table-cell table:style-name="Tabelle1.A1" office:value-type="string">
            <text:p text:style-name="Table_20_Contents">Werte speichern / debuggen</text:p>
          </table:table-cell>
          <table:table-cell table:style-name="Tabelle1.A1" office:value-type="string">
            <text:p text:style-name="Table_20_Contents">Leicht ausdruckbar durch <text:span text:style-name="Source_20_Text">print(settings)</text:span></text:p>
          </table:table-cell>
        </table:table-row>
        <table:table-row>
          <table:table-cell table:style-name="Tabelle1.A1" office:value-type="string">
            <text:p text:style-name="Table_20_Contents">Erweiterbar</text:p>
          </table:table-cell>
          <table:table-cell table:style-name="Tabelle1.A1" office:value-type="string">
            <text:p text:style-name="Table_20_Contents">Neue Felder schnell ergänzbar</text:p>
          </table:table-cell>
        </table:table-row>
        <table:table-row>
          <table:table-cell table:style-name="Tabelle1.A1" office:value-type="string">
            <text:p text:style-name="Table_20_Contents">Ideal für Tooltips später</text:p>
          </table:table-cell>
          <table:table-cell table:style-name="Tabelle1.A1" office:value-type="string">
            <text:p text:style-name="Table_20_Contents">settings.xxx für jeden Wert verfügbar</text:p>
          </table:table-cell>
        </table:table-row>
      </table:table>
      <text:p text:style-name="Horizontal_20_Line"/>
      <text:h text:style-name="Heading_20_2" text:outline-level="2">✨ Beispiel: Deine GUI ruft <text:span text:style-name="Source_20_Text">convert_image()</text:span> auf</text:h>
      <text:h text:style-name="Heading_20_3" text:outline-level="3">Vorher:</text:h>
      <text:p text:style-name="P1"><text:span text:style-name="Source_20_Text">convert_image(format, dpi, mode, meta, ...)</text:span></text:p>
      <text:h text:style-name="Heading_20_3" text:outline-level="3">Nachher:</text:h>
      <text:p text:style-name="Preformatted_20_Text"><text:span text:style-name="Source_20_Text">img_settings = ImageSettings(</text:span></text:p>
      <text:p text:style-name="Preformatted_20_Text"><text:span text:style-name="Source_20_Text"><text:s text:c="4"/>format=self.img_combobox.get(),</text:span></text:p>
      <text:p text:style-name="Preformatted_20_Text"><text:span text:style-name="Source_20_Text"><text:s text:c="4"/>dpi=int(self.img_dpi.get()),</text:span></text:p>
      <text:p text:style-name="Preformatted_20_Text"><text:span text:style-name="Source_20_Text"><text:s text:c="4"/>mode=self.img_mode.get(),</text:span></text:p>
      <text:p text:style-name="Preformatted_20_Text"><text:span text:style-name="Source_20_Text"><text:s text:c="4"/>metadata=self.img_metadata.get()</text:span></text:p>
      <text:p text:style-name="Preformatted_20_Text"><text:span text:style-name="Source_20_Text">)</text:span></text:p>
      <text:p text:style-name="P1"><text:span text:style-name="Source_20_Text">convert_image(file, target_folder, img_settings)</text:span></text:p>
      <text:p text:style-name="Horizontal_20_Line"/>
      <text:h text:style-name="Heading_20_2" text:outline-level="2">? Beispiel für Umwandlung: <text:span text:style-name="Source_20_Text">"Max(95)"</text:span> → <text:span text:style-name="Source_20_Text">95</text:span></text:h>
      <text:p text:style-name="Preformatted_20_Text"><text:span text:style-name="Source_20_Text">def extract_value_from_label(text: str) -&gt; int:</text:span></text:p>
      <text:p text:style-name="Preformatted_20_Text"><text:span text:style-name="Source_20_Text"><text:s text:c="4"/># Beispiel: "Max(95)" → 95</text:span></text:p>
      <text:p text:style-name="Preformatted_20_Text"><text:span text:style-name="Source_20_Text"><text:s text:c="4"/>if "(" in text and ")" in text:</text:span></text:p>
      <text:p text:style-name="Preformatted_20_Text"><text:span text:style-name="Source_20_Text"><text:s text:c="8"/>start = text.find("(") + 1</text:span></text:p>
      <text:p text:style-name="Preformatted_20_Text"><text:span text:style-name="Source_20_Text"><text:s text:c="8"/>end = text.find(")")</text:span></text:p>
      <text:p text:style-name="Preformatted_20_Text"><text:span text:style-name="Source_20_Text"><text:s text:c="8"/>return int(text[start:end])</text:span></text:p>
      <text:p text:style-name="Preformatted_20_Text"><text:span text:style-name="Source_20_Text"><text:s text:c="4"/>else:</text:span></text:p>
      <text:p text:style-name="P1"><text:span text:style-name="Source_20_Text"><text:s text:c="8"/>return int(text) <text:s/># falls nur "95" drinsteht</text:span></text:p>
      <text:p text:style-name="Text_20_body">Nutze diese Funktion <text:span text:style-name="Strong_20_Emphasis">bevor du den Wert an die Datenklasse gibst.</text:span></text:p>
      <text:p text:style-name="Horizontal_20_Line"/>
      <text:h text:style-name="Heading_20_2" text:outline-level="2">? Tipps für deinen Codeaufbau</text:h>
      <text:list text:style-name="L4">
        <text:list-item>
          <text:p text:style-name="P7">? <text:span text:style-name="Strong_20_Emphasis">Erstelle eigene Datei </text:span><text:span text:style-name="Strong_20_Emphasis"><text:span text:style-name="Source_20_Text">settings.py</text:span></text:span></text:p>
          <text:list>
            <text:list-item>
              <text:p text:style-name="P7">Dort schreibst du deine Datenklassen rein (z. B. <text:span text:style-name="Source_20_Text">ImageSettings</text:span>, <text:span text:style-name="Source_20_Text">AudioSettings</text:span>)</text:p>
            </text:list-item>
          </text:list>
        </text:list-item>
        <text:list-item>
          <text:p text:style-name="P7">? <text:span text:style-name="Strong_20_Emphasis">Verwende die Datenklassen nur zur Datenübergabe</text:span></text:p>
          <text:list>
            <text:list-item>
              <text:p text:style-name="P7"><text:span text:style-name="Strong_20_Emphasis">Kein Tkinter-Code in der Datenklasse!</text:span></text:p>
            </text:list-item>
            <text:list-item>
              <text:p text:style-name="P7">Nur Werte rein → Funktionen weitergeben → fertig</text:p>
            </text:list-item>
          </text:list>
        </text:list-item>
        <text:list-item>
          <text:p text:style-name="P7">? <text:span text:style-name="Strong_20_Emphasis">Teste kleine Dinge in einer Testdatei</text:span></text:p>
          <text:p text:style-name="P2"><text:span text:style-name="Source_20_Text">test = ImageSettings(format="PNG", dpi=300, quality=90)</text:span></text:p>
          <text:p text:style-name="P3"><text:span text:style-name="Source_20_Text">print(test)</text:span></text:p>
        </text:list-item>
      </text:list>
      <text:p text:style-name="Horizontal_20_Line"/>
      <text:h text:style-name="Heading_20_2" text:outline-level="2">? Weitere Felder, die du für Bilder brauchs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header-rows>
          <table:table-row>
            <table:table-cell table:style-name="Tabelle2.A1" office:value-type="string">
              <text:p text:style-name="Table_20_Heading">Name</text:p>
            </table:table-cell>
            <table:table-cell table:style-name="Tabelle2.A1" office:value-type="string">
              <text:p text:style-name="Table_20_Heading">Typ</text:p>
            </table:table-cell>
            <table:table-cell table:style-name="Tabelle2.A1" office:value-type="string">
              <text:p text:style-name="Table_20_Heading">Beschreibung</text:p>
            </table:table-cell>
          </table:table-row>
        </table:table-header-rows>
        <table:table-row>
          <table:table-cell table:style-name="Tabelle2.A1" office:value-type="string">
            <text:p text:style-name="Table_20_Contents"><text:span text:style-name="Source_20_Text">format</text:span></text:p>
          </table:table-cell>
          <table:table-cell table:style-name="Tabelle2.A1" office:value-type="string">
            <text:p text:style-name="Table_20_Contents"><text:span text:style-name="Source_20_Text">str</text:span></text:p>
          </table:table-cell>
          <table:table-cell table:style-name="Tabelle2.A1" office:value-type="string">
            <text:p text:style-name="Table_20_Contents">Bildformat wie JPEG, PNG…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dpi</text:span></text:p>
          </table:table-cell>
          <table:table-cell table:style-name="Tabelle2.A1" office:value-type="string">
            <text:p text:style-name="Table_20_Contents"><text:span text:style-name="Source_20_Text">int</text:span></text:p>
          </table:table-cell>
          <table:table-cell table:style-name="Tabelle2.A1" office:value-type="string">
            <text:p text:style-name="Table_20_Contents">Auflösung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mode</text:span></text:p>
          </table:table-cell>
          <table:table-cell table:style-name="Tabelle2.A1" office:value-type="string">
            <text:p text:style-name="Table_20_Contents"><text:span text:style-name="Source_20_Text">str</text:span></text:p>
          </table:table-cell>
          <table:table-cell table:style-name="Tabelle2.A1" office:value-type="string">
            <text:p text:style-name="Table_20_Contents">Farbraum (RGB, CMYK…)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quality</text:span></text:p>
          </table:table-cell>
          <table:table-cell table:style-name="Tabelle2.A1" office:value-type="string">
            <text:p text:style-name="Table_20_Contents"><text:span text:style-name="Source_20_Text">int</text:span></text:p>
          </table:table-cell>
          <table:table-cell table:style-name="Tabelle2.A1" office:value-type="string">
            <text:p text:style-name="Table_20_Contents">Kompressionsqualität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metadata</text:span></text:p>
          </table:table-cell>
          <table:table-cell table:style-name="Tabelle2.A1" office:value-type="string">
            <text:p text:style-name="Table_20_Contents"><text:span text:style-name="Source_20_Text">str</text:span></text:p>
          </table:table-cell>
          <table:table-cell table:style-name="Tabelle2.A1" office:value-type="string">
            <text:p text:style-name="Table_20_Contents">"Save Meta Data" oder "Delete…"</text:p>
          </table:table-cell>
        </table:table-row>
        <table:table-row>
          <table:table-cell table:style-name="Tabelle2.A1" office:value-type="string">
            <text:p text:style-name="Table_20_Contents"><text:span text:style-name="Source_20_Text">compress_level</text:span></text:p>
          </table:table-cell>
          <table:table-cell table:style-name="Tabelle2.A1" office:value-type="string">
            <text:p text:style-name="Table_20_Contents"><text:span text:style-name="Source_20_Text">int</text:span></text:p>
          </table:table-cell>
          <table:table-cell table:style-name="Tabelle2.A1" office:value-type="string">
            <text:p text:style-name="Table_20_Contents">Nur für PNG</text:p>
          </table:table-cell>
        </table:table-row>
      </table:table>
      <text:p text:style-name="Text_20_body">Du kannst dir also sowas machen:</text:p>
      <text:p text:style-name="Preformatted_20_Text"><text:span text:style-name="Source_20_Text">@dataclass</text:span></text:p>
      <text:p text:style-name="Preformatted_20_Text"><text:span text:style-name="Source_20_Text">class ImageSettings:</text:span></text:p>
      <text:p text:style-name="Preformatted_20_Text"><text:span text:style-name="Source_20_Text"><text:s text:c="4"/>format: str</text:span></text:p>
      <text:p text:style-name="Preformatted_20_Text"><text:span text:style-name="Source_20_Text"><text:s text:c="4"/>dpi: int</text:span></text:p>
      <text:p text:style-name="Preformatted_20_Text"><text:span text:style-name="Source_20_Text"><text:s text:c="4"/>mode: str</text:span></text:p>
      <text:p text:style-name="Preformatted_20_Text"><text:span text:style-name="Source_20_Text"><text:s text:c="4"/>quality: int</text:span></text:p>
      <text:p text:style-name="Preformatted_20_Text"><text:span text:style-name="Source_20_Text"><text:s text:c="4"/>metadata: str</text:span></text:p>
      <text:p text:style-name="P1"><text:span text:style-name="Source_20_Text"><text:s text:c="4"/>compress_level: int = 6 <text:s/># optional</text:span></text:p>
      <text:p text:style-name="Horizontal_20_Line"/>
      <text:h text:style-name="Heading_20_2" text:outline-level="2">? Abschluss: So arbeitest du damit</text:h>
      <text:list text:style-name="L5">
        <text:list-item>
          <text:p text:style-name="P8">Du holst Werte von der GUI mit <text:span text:style-name="Source_20_Text">.get()</text:span></text:p>
        </text:list-item>
        <text:list-item>
          <text:p text:style-name="P8">Du wandelst sie bei Bedarf um</text:p>
        </text:list-item>
        <text:list-item>
          <text:p text:style-name="P8">Du packst alles in eine <text:span text:style-name="Source_20_Text">ImageSettings(...)</text:span> Datenklasse</text:p>
        </text:list-item>
        <text:list-item>
          <text:p text:style-name="P8">Du übergibst dieses Objekt an deine Konvertierungsfunktion</text:p>
        </text:list-item>
        <text:list-item>
          <text:p text:style-name="P8">Du liest dort alles mit <text:span text:style-name="Source_20_Text">settings.quality</text:span>, <text:span text:style-name="Source_20_Text">settings.dpi</text:span>, etc. aus</text:p>
        </text:list-item>
      </text:list>
      <text:p text:style-name="Horizontal_20_Line"/>
      <text:h text:style-name="Heading_20_2" text:outline-level="2">? Fazit</text:h>
      <text:p text:style-name="Text_20_body">Wenn du dieses PDF verstanden hast, kannst du:<text:line-break/>✅ eigene Datenklassen erstellen<text:line-break/>✅ sie mit GUI-Daten befüllen<text:line-break/>✅ sie in deinen Funktionen verwenden<text:line-break/>✅ deinen Code aufräumen &amp; professioneller machen</text:p>
      <text:p text:style-name="Horizontal_20_Line"/>
      <text:p text:style-name="Text_20_body">Möchtest du eine zweite PDF mit <text:span text:style-name="Strong_20_Emphasis">AudioSettings</text:span>, <text:span text:style-name="Strong_20_Emphasis">Optionen mit Abhängigkeiten</text:span>, oder Tipps zu <text:span text:style-name="Strong_20_Emphasis">Tooltips</text:span>? Sag einfach Bescheid – ich helfe dir gerne!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S Gothic" svg:font-family="'MS Gothic'" style:font-family-generic="system" style:font-pitch="variable"/>
    <style:font-face style:name="MS PGothic" svg:font-family="'MS PGothic'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MS Gothic" style:font-family-asian="'MS Gothic'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MS PGothic" style:font-family-asian="'MS PGothic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MS Gothic" style:font-family-asian="'MS Gothic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4-16T11:32:02.64</meta:creation-date>
    <meta:editing-duration>PT2M20S</meta:editing-duration>
    <meta:editing-cycles>3</meta:editing-cycles>
    <meta:generator>LibreOffice/24.2.7.2$Linux_X86_64 LibreOffice_project/420$Build-2</meta:generator>
    <dc:date>2025-06-07T11:39:25.49</dc:date>
    <meta:document-statistic meta:table-count="2" meta:image-count="0" meta:object-count="0" meta:page-count="1" meta:paragraph-count="142" meta:word-count="711" meta:character-count="5027" meta:non-whitespace-character-count="4350"/>
    <meta:user-defined meta:name="Info 1"/>
    <meta:user-defined meta:name="Info 2"/>
    <meta:user-defined meta:name="Info 3"/>
    <meta:user-defined meta:name="Info 4"/>
  </office:meta>
</office:document-meta>
</file>